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200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200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200" style:display-name="PageStyle_criminal-offenses-on-campus-200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